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mbria" svg:font-family="Cambr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1" svg:font-family="Time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423cm" fo:text-align="justify" style:justify-single-word="false" fo:orphans="0" fo:widows="0"/>
    </style:style>
    <style:style style:name="P2" style:family="paragraph" style:parent-style-name="Standard">
      <style:paragraph-properties fo:margin-left="0.635cm" fo:margin-right="0cm" fo:margin-top="0cm" fo:margin-bottom="0.423cm" fo:text-align="justify" style:justify-single-word="false" fo:orphans="0" fo:widows="0" fo:text-indent="0cm" style:auto-text-indent="false"/>
      <style:text-properties style:font-name="Times" fo:font-size="10pt" fo:language="es" fo:country="ES" style:font-size-asian="10pt" style:font-name-complex="Times1" style:font-size-complex="10pt"/>
    </style:style>
    <style:style style:name="P3" style:family="paragraph" style:parent-style-name="No_20_Spacing">
      <style:text-properties fo:language="es" fo:country="ES"/>
    </style:style>
    <style:style style:name="P4" style:family="paragraph" style:parent-style-name="No_20_Spacing">
      <style:text-properties style:font-name="Times" fo:font-size="10pt" fo:language="es" fo:country="ES" style:font-size-asian="10pt" style:font-size-complex="10pt"/>
    </style:style>
    <style:style style:name="P5" style:family="paragraph" style:parent-style-name="Standard" style:master-page-name="Standard">
      <style:paragraph-properties fo:margin-top="0cm" fo:margin-bottom="0.423cm" fo:text-align="justify" style:justify-single-word="false" fo:orphans="0" fo:widows="0" style:page-number="auto"/>
      <style:text-properties style:font-name="Times" fo:language="es" fo:country="ES" style:text-underline-style="solid" style:text-underline-width="auto" style:text-underline-color="font-color" fo:font-weight="bold" style:font-weight-asian="bold" style:font-name-complex="Times1"/>
    </style:style>
    <style:style style:name="P6" style:family="paragraph" style:parent-style-name="List_20_Paragraph" style:list-style-name="WWNum1">
      <style:paragraph-properties fo:margin-top="0cm" fo:margin-bottom="0.423cm" fo:text-align="justify" style:justify-single-word="false" fo:orphans="0" fo:widows="0"/>
      <style:text-properties style:font-name="Times" fo:font-size="10pt" fo:language="es" fo:country="ES" style:font-size-asian="10pt" style:font-name-complex="Times1" style:font-size-complex="10pt"/>
    </style:style>
    <style:style style:name="P7" style:family="paragraph" style:parent-style-name="List_20_Paragraph">
      <style:paragraph-properties fo:margin-left="0cm" fo:margin-right="0cm" fo:margin-top="0cm" fo:margin-bottom="0.423cm" fo:text-align="justify" style:justify-single-word="false" fo:orphans="0" fo:widows="0" fo:text-indent="0cm" style:auto-text-indent="false"/>
      <style:text-properties style:font-name="Times" fo:font-size="10pt" fo:language="es" fo:country="ES" style:font-size-asian="10pt" style:font-name-complex="Times1" style:font-size-complex="10pt"/>
    </style:style>
    <style:style style:name="P8" style:family="paragraph" style:parent-style-name="No_20_Spacing">
      <style:text-properties style:font-name="Times" fo:font-size="10pt" fo:language="es" fo:country="ES" style:font-size-asian="10pt" style:font-size-complex="10pt"/>
    </style:style>
    <style:style style:name="T1" style:family="text">
      <style:text-properties style:font-name="Times" fo:font-size="10pt" fo:language="es" fo:country="ES" style:font-size-asian="10pt" style:font-name-complex="Times1" style:font-size-complex="10pt"/>
    </style:style>
    <style:style style:name="T2" style:family="text">
      <style:text-properties style:font-name="Times" fo:font-size="10pt" fo:language="es" fo:country="ES" style:font-size-asian="10pt" style:font-size-complex="10pt"/>
    </style:style>
    <style:style style:name="T3" style:family="text">
      <style:text-properties style:font-name="Times" fo:font-size="10pt" fo:language="es" fo:country="ES" fo:font-weight="bold" style:font-size-asian="10pt" style:font-weight-asian="bold" style:font-name-complex="Times1" style:font-size-complex="10pt" style:font-weight-complex="bold"/>
    </style:style>
    <style:style style:name="T4" style:family="text">
      <style:text-properties style:font-name="Times" fo:font-size="10pt" fo:language="es" fo:country="ES"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scripción del juego de pruebas de la clase “controladorTeclado.java”:</text:p>
      <text:p text:style-name="P3"/>
      <text:p text:style-name="P1"><text:span text:style-name="T1">• </text:span><text:span text:style-name="T3">Objeto de la prueba: </text:span><text:span text:style-name="T1">Este juego de pruebas engloba el controlador de la clase distancia.  Dicho controlador comunica la clase “teclado” (capa de Dominio) con el usuario (capa de Presentación). Su uso se basa en tener el control de todos los métodos de la clase “Teclado”, para poder consultarlas o modificar sus atributos.</text:span></text:p>
      <text:p text:style-name="P1"><text:span text:style-name="T1">• </text:span><text:span text:style-name="T3">Otros elementos integrados en la prueba: </text:span><text:span text:style-name="T1">Se ha creado el archivo de compilación y ejecución “makefile”. Esto es, al escribir “make” en el terminal, se compilará y ejecutará la clase con el juego de pruebas.</text:span></text:p>
      <text:p text:style-name="P1"><text:span text:style-name="T1">• </text:span><text:span text:style-name="T3">Drivers: </text:span><text:span text:style-name="T1">Se ha creado el driver “driverControladorTeclado.java” para probar el correcto funcionamiento de la clase. En él se ha creado la función “main” para probar todas sus funcionalidades. Al ejecutar el mismo, se muestra por pantalla la enumeración de todos los métodos que la clase permite llevar a cabo.</text:span></text:p>
      <text:p text:style-name="P1"><text:span text:style-name="T1">• </text:span><text:span text:style-name="T3">Stubs: </text:span><text:span text:style-name="T1">No se han creado stubs para esta clase.</text:span></text:p>
      <text:p text:style-name="P1"><text:span text:style-name="T1">• </text:span><text:span text:style-name="T3">Fichero de datos necesario: </text:span><text:span text:style-name="T1">El archivo “driverControladorTeclado.in” contiene los datos necesarios para probar la clase desde un fichero. En éste se prueban todas las funcionalidades de la clase para corroborar su correcto funcionamiento. El código contiene excepciones que tienen en cuenta los posibles errores. Éstas informaran de los mismos cuando sea debido.</text:span></text:p>
      <text:p text:style-name="P1"><text:span text:style-name="T1">• </text:span><text:span text:style-name="T3">Valores estudiados: </text:span><text:span text:style-name="T1">Se han estudiado valores aleatorios para hacer la prueba de esta clase.</text:span></text:p>
      <text:list xml:id="list19117288201" text:style-name="WWNum1">
        <text:list-item>
          <text:p text:style-name="P6">La primera funcionalidad cambia la forma del teclado, pasándole el teclado a modificar y la nueva forma por parámetro  (“teclado, String”). </text:p>
        </text:list-item>
        <text:list-item>
          <text:p text:style-name="P6">La segunda funcionalidad cambia el numero de filas del teclado, pasándole el teclado a modificar y el nuevo número de filas por parámetro (“teclado, Integer”).</text:p>
        </text:list-item>
        <text:list-item>
          <text:p text:style-name="P6">La tercera funcionalidad cambia el numero de columnas del teclado, pasándole el teclado a modificar y el nuevo número de columnas por parámetro (“teclado, Integer”).</text:p>
        </text:list-item>
        <text:list-item>
          <text:p text:style-name="P6">La cuarta funcionalidad cambia el numero de lados de las teclas del teclado, pasándole el teclado al que pertenecen las teclas a modificar y si son de 4 lados o no (“teclado, boolean”).</text:p>
        </text:list-item>
        <text:list-item>
          <text:p text:style-name="P6">La quinta funcionalidad cambia el número de posiciones del teclado, pasándole el teclado a modificar y el nuevo número de posiciones por parámetro (“teclado, Integer”)</text:p>
        </text:list-item>
      </text:list>
      <text:p text:style-name="P7"/>
      <text:p text:style-name="P7"/>
      <text:p text:style-name="P7"/>
      <text:p text:style-name="P7"/>
      <text:p text:style-name="P7"/>
      <text:p text:style-name="P7"/>
      <text:p text:style-name="P7"><text:bookmark text:name="_GoBack"/></text:p>
      <text:p text:style-name="No_20_Spacing"><text:soft-page-break/><text:span text:style-name="T2"> • </text:span><text:span text:style-name="T4">Operativa: </text:span><text:span text:style-name="T2">El funcionamiento del ejecutable se lleva a cabo mediante la introducción repetida de números seguidos de los datos con los que se quiere operar. Al ejecutarse, aparecen por pantalla todos los métodos de la clase: </text:span></text:p>
      <text:p text:style-name="P4"/>
      <text:p text:style-name="P4"/>
      <text:p text:style-name="P4">driverControladorTeclado: </text:p>
      <text:p text:style-name="P4"><text:tab/>Elige una opicion:</text:p>
      <text:p text:style-name="P4"><text:tab/><text:tab/>1) crearTeclado(formaTeclado, numeroFilas, numeroColumnas, numeroPosiciones, <text:tab/><text:tab/><text:tab/><text:tab/><text:tab/>teclas4Lados)</text:p>
      <text:p text:style-name="P4"><text:tab/><text:tab/>2) cambiarForma(tipoTeclado)</text:p>
      <text:p text:style-name="P4"><text:tab/><text:tab/>3) consultarForma()</text:p>
      <text:p text:style-name="P4"><text:tab/><text:tab/>4) cambiarNumeroFilas(tamano)</text:p>
      <text:p text:style-name="P4"><text:tab/><text:tab/>5) consultarNumeroFilas()</text:p>
      <text:p text:style-name="P4"><text:tab/><text:tab/>6) cambiarNumeroColumnas(tamano)</text:p>
      <text:p text:style-name="P4"><text:tab/><text:tab/>7) consultarNumeroColumnas()</text:p>
      <text:p text:style-name="P4"><text:tab/><text:tab/>8) cambiarTeclasDe4Lados(b)</text:p>
      <text:p text:style-name="P4"><text:tab/><text:tab/>9) consultarTeclasDe4Lados()</text:p>
      <text:p text:style-name="P4"><text:tab/><text:tab/>10) cambiarNumeroPosiciones(numeroPosiciones)</text:p>
      <text:p text:style-name="P4"><text:tab/><text:tab/>11) consultarNumeroPosiciones()</text:p>
      <text:p text:style-name="P4"><text:tab/><text:tab/>0) Sal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mbria" svg:font-family="Cambr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1" svg:font-family="Time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es" style:country-asian="E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es" fo:country="ES" style:letter-kerning="true" style:font-name-asian="WenQuanYi Micro Hei" style:font-size-asian="12pt" style:language-asian="es" style:country-asian="E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No_20_Spacing" style:display-name="No Spacing" style:family="paragraph" style:default-outline-level="">
      <style:paragraph-properties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1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2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0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2294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Carrillo López</meta:initial-creator>
    <dc:creator>Gabriel </dc:creator>
    <meta:editing-cycles>16</meta:editing-cycles>
    <meta:creation-date>2014-05-05T23:17:00</meta:creation-date>
    <dc:date>2014-05-08T20:41:38</dc:date>
    <meta:editing-duration>PT18M18S</meta:editing-duration>
    <meta:generator>LibreOffice/3.5$Linux_x86 LibreOffice_project/350m1$Build-2</meta:generator>
    <meta:document-statistic meta:table-count="0" meta:image-count="0" meta:object-count="0" meta:page-count="2" meta:paragraph-count="27" meta:word-count="430" meta:character-count="2937" meta:non-whitespace-character-count="25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